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6.548cm"/>
    </style:style>
    <style:style style:name="co3" style:family="table-column">
      <style:table-column-properties fo:break-before="auto" style:column-width="9.128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658cm" fo:break-before="auto" style:use-optimal-row-height="fals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2cm solid #000000" style:vertical-align="top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wrap-option="wrap" fo:border="0.002cm solid #000000" style:vertical-align="top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fo:wrap-option="wrap" fo:border="0.002cm solid #000000" style:vertical-align="top"/>
      <style:text-properties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number-columns-repeated="1020" table:default-cell-style-name="ce6"/>
        <table:table-row table:style-name="ro1">
          <table:table-cell/>
          <table:table-cell table:style-name="ce1" office:value-type="string">
            <text:p>Fonctions ou fonctionnalités</text:p>
          </table:table-cell>
          <table:table-cell table:style-name="ce1" office:value-type="string">
            <text:p>But</text:p>
          </table:table-cell>
          <table:table-cell table:style-name="ce7" office:value-type="string">
            <text:p>Résultat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Page d'accueil</text:p>
          </table:table-cell>
          <table:table-cell table:style-name="ce4" office:value-type="string">
            <text:p>Fetch (page d'accueil)</text:p>
          </table:table-cell>
          <table:table-cell table:style-name="ce4" office:value-type="string">
            <text:p>Récupère les données du serveur et excécute la fonction « showTeddies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showTeddies »</text:p>
          </table:table-cell>
          <table:table-cell table:style-name="ce4" office:value-type="string">
            <text:p>Affiche les produits récupérés dans la base de donnée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5" office:value-type="string">
            <text:p>Fonction « OnLoadQuantity »</text:p>
          </table:table-cell>
          <table:table-cell table:style-name="ce5" office:value-type="string">
            <text:p>Affiche le nombre de produits présents dans le panier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Page Produits</text:p>
          </table:table-cell>
          <table:table-cell table:style-name="ce5" office:value-type="string">
            <text:p>Fetch (page produits)</text:p>
          </table:table-cell>
          <table:table-cell table:style-name="ce4" office:value-type="string">
            <text:p>Récupère l'id du produit sélectionné auparavant et excécute la fonction « showTeddy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5" office:value-type="string">
            <text:p>Fonction « showTeddy »</text:p>
          </table:table-cell>
          <table:table-cell table:style-name="ce5" office:value-type="string">
            <text:p>Affiche le produit sélectionné en page d'accueil et ajoute les options de couleur disponible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quantity »</text:p>
          </table:table-cell>
          <table:table-cell table:style-name="ce5" office:value-type="string">
            <text:p>Met à jour le nombre de produits sélectionnés dans le local storage et récupère les données produit dans un tableau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setItems »</text:p>
          </table:table-cell>
          <table:table-cell table:style-name="ce4" office:value-type="string">
            <text:p>Met à jour les produits dans le panier du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2">
          <table:table-cell/>
          <table:table-cell table:style-name="ce3" office:value-type="string">
            <text:p>Fonction « totalCost »</text:p>
          </table:table-cell>
          <table:table-cell table:style-name="ce3" office:value-type="string">
            <text:p>Met à jour le coût total dans le local storage</text:p>
          </table:table-cell>
          <table:table-cell table:style-name="ce7" office:value-type="string">
            <text:p>Ok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age Panier</text:p>
          </table:table-cell>
          <table:table-cell table:style-name="ce3" office:value-type="string">
            <text:p>Fonction « cartDisplay »</text:p>
          </table:table-cell>
          <table:table-cell table:style-name="ce3" office:value-type="string">
            <text:p>Affiche les produits sélectionnés sur la page Panier avec leur prix à l'unité, la quantité, le coût par référence et le sous-total. Affiche « Panier vide » s'il n'y a rien dans le panier.</text:p>
          </table:table-cell>
          <table:table-cell table:style-name="ce7" office:value-type="string">
            <text:p>Ok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ce4" office:value-type="string">
            <text:p>Fonction « deleteBtn »</text:p>
          </table:table-cell>
          <table:table-cell table:style-name="ce4" office:value-type="string">
            <text:p>Supprime les produits du panier quand on clique sur « supprimer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quantityBtn »</text:p>
          </table:table-cell>
          <table:table-cell table:style-name="ce4" office:value-type="string">
            <text:p>Permet de choisir la quantité des produits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/>
          <table:table-cell table:style-name="ce4" office:value-type="string">
            <text:p>Fonction « videPanier »</text:p>
          </table:table-cell>
          <table:table-cell table:style-name="ce4" office:value-type="string">
            <text:p>Permet de vider le panier quand on clique sur le bouton « Vider le panier »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1">
          <table:table-cell office:value-type="string">
            <text:p>Formulaire</text:p>
          </table:table-cell>
          <table:table-cell table:style-name="ce4" office:value-type="string">
            <text:p>Fonction « generateId »</text:p>
          </table:table-cell>
          <table:table-cell table:style-name="ce4" office:value-type="string">
            <text:p>Genère un id pour chaque commande et l'enregistre dans le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3">
          <table:table-cell/>
          <table:table-cell table:style-name="ce4" office:value-type="string">
            <text:p>Bouton « commander »</text:p>
          </table:table-cell>
          <table:table-cell table:style-name="ce4" office:value-type="string">
            <text:p>Ajout d'un événement « click » pour pouvoir passer la commande et enregistre les données du formulaire dans le local storage</text:p>
          </table:table-cell>
          <table:table-cell table:style-name="ce7" office:value-type="string">
            <text:p>Ok</text:p>
          </table:table-cell>
          <table:table-cell table:style-name="ce4" table:number-columns-repeated="1020"/>
        </table:table-row>
        <table:table-row table:style-name="ro3">
          <table:table-cell table:style-name="ce3"/>
          <table:table-cell table:style-name="ce3" office:value-type="string">
            <text:p>e.preventDefault</text:p>
          </table:table-cell>
          <table:table-cell table:style-name="ce3" office:value-type="string">
            <text:p>Permet de ne pas envoyer les données au serveur (pour l'exercice)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/>
          <table:table-cell table:style-name="ce4" office:value-type="string">
            <text:p>Fonction « sendData »</text:p>
          </table:table-cell>
          <table:table-cell table:style-name="ce4" office:value-type="string">
            <text:p>Envoie les données collectées au serveur et passe à la page de confirmation de commande</text:p>
          </table:table-cell>
          <table:table-cell table:style-name="ce7"/>
          <table:table-cell table:style-name="ce4"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4" table:number-rows-repeated="9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lan des test unitaires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6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35:03.523000000</meta:creation-date>
    <dc:date>2020-11-26T16:26:16.16</dc:date>
    <meta:editing-duration>PT15H31M45S</meta:editing-duration>
    <meta:editing-cycles>23</meta:editing-cycles>
    <meta:generator>OpenOffice/4.1.7$Win32 OpenOffice.org_project/417m1$Build-9800</meta:generator>
    <dc:creator>Fred Iniesta</dc:creator>
    <meta:document-statistic meta:table-count="1" meta:cell-count="53" meta:object-count="0"/>
  </office:meta>
</office:document-meta>
</file>